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8.89cm" svg:height="2.54cm" svg:x="4.81cm" svg:y="1.635cm">
          <text:p text:style-name="P1">Request user profile 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7.62cm" svg:height="3.81cm" svg:x="5.445cm" svg:y="6.08cm">
          <text:p text:style-name="P1">Is user </text:p>
          <text:p text:style-name="P1">blocked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" draw:layer="layout" svg:width="8.255cm" svg:height="2.54cm" svg:x="11.745cm" svg:y="10.525cm">
          <text:p text:style-name="P1">Display “User blocked” </text:p>
          <text:p text:style-name="P1">messag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3.065cm" svg:y1="7.984cm" svg:x2="15.872cm" svg:y2="10.525cm" draw:start-shape="id1" draw:start-glue-point="7" draw:end-shape="id2" svg:d="m13065 7984h2807v2541">
          <text:p/>
        </draw:connector>
        <draw:frame draw:style-name="gr3" draw:layer="layout" svg:width="1.535cm" svg:height="0.963cm" svg:x="14.335cm" svg:y="7.022cm">
          <draw:text-box>
            <text:p>Yes</text:p>
          </draw:text-box>
        </draw:frame>
        <draw:custom-shape draw:style-name="gr1" draw:text-style-name="P1" draw:id="id3" draw:layer="layout" svg:width="7.62cm" svg:height="3.81cm" svg:x="1cm" svg:y="13.065cm">
          <text:p text:style-name="P1">Privacy setting</text:p>
          <text:p text:style-name="P1">Check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45cm" svg:y1="7.984cm" svg:x2="4.809cm" svg:y2="13.065cm" draw:start-shape="id1" draw:start-glue-point="5" draw:end-shape="id3" draw:end-glue-point="4" svg:d="m5445 7984h-636v5081">
          <text:p/>
        </draw:connector>
        <draw:custom-shape draw:style-name="gr1" draw:text-style-name="P1" draw:id="id4" draw:layer="layout" svg:width="8.255cm" svg:height="2.54cm" svg:x="11.795cm" svg:y="13.7cm">
          <text:p text:style-name="P1">Display friends only</text:p>
          <text:p text:style-name="P1">messag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8.62cm" svg:y1="14.969cm" svg:x2="11.795cm" svg:y2="14.97cm" draw:start-shape="id3" draw:start-glue-point="7" draw:end-shape="id4" svg:d="m8620 14969h1588v1h1587">
          <text:p/>
        </draw:connector>
        <draw:custom-shape draw:style-name="gr1" draw:text-style-name="P1" draw:id="id7" draw:layer="layout" svg:width="8.255cm" svg:height="2.54cm" svg:x="6.08cm" svg:y="25.13cm">
          <text:p text:style-name="P1">Display profi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" draw:layer="layout" svg:width="1.311cm" svg:height="0.963cm" svg:x="3.275cm" svg:y="7.985cm">
          <draw:text-box>
            <text:p>No</text:p>
          </draw:text-box>
        </draw:frame>
        <draw:custom-shape draw:style-name="gr1" draw:text-style-name="P1" draw:id="id5" draw:layer="layout" svg:width="8.255cm" svg:height="2.54cm" svg:x="6.08cm" svg:y="18.78cm">
          <text:p text:style-name="P1">Get all appl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6" draw:layer="layout" svg:width="8.255cm" svg:height="2.54cm" svg:x="6.08cm" svg:y="21.955cm">
          <text:p text:style-name="P1">Process profile plugi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809cm" svg:y1="16.875cm" svg:x2="10.207cm" svg:y2="18.78cm" draw:start-shape="id3" draw:start-glue-point="6" draw:end-shape="id5" draw:end-glue-point="4" svg:d="m4809 16875v953h5398v952">
          <text:p/>
        </draw:connector>
        <draw:connector draw:style-name="gr2" draw:text-style-name="P1" draw:layer="layout" svg:x1="10.207cm" svg:y1="21.32cm" svg:x2="10.207cm" svg:y2="21.955cm" draw:start-shape="id5" draw:start-glue-point="6" draw:end-shape="id6" draw:end-glue-point="4" svg:d="m10207 21320v635">
          <text:p/>
        </draw:connector>
        <draw:connector draw:style-name="gr2" draw:text-style-name="P1" draw:layer="layout" svg:x1="10.207cm" svg:y1="24.495cm" svg:x2="10.207cm" svg:y2="25.13cm" draw:start-shape="id6" draw:start-glue-point="6" draw:end-shape="id7" draw:end-glue-point="4" svg:d="m10207 24495v635">
          <text:p/>
        </draw:connector>
        <draw:frame draw:style-name="gr3" draw:layer="layout" svg:width="1.311cm" svg:height="0.963cm" svg:x="9.255cm" svg:y="14.007cm">
          <draw:text-box>
            <text:p>No</text:p>
          </draw:text-box>
        </draw:frame>
        <draw:frame draw:style-name="gr3" draw:layer="layout" svg:width="1.535cm" svg:height="0.963cm" svg:x="6.08cm" svg:y="16.875cm">
          <draw:text-box>
            <text:p>Yes</text:p>
          </draw:text-box>
        </draw:frame>
        <draw:connector draw:style-name="gr2" draw:text-style-name="P1" draw:layer="layout" svg:x1="9.254cm" svg:y1="4.175cm" svg:x2="9.254cm" svg:y2="6.08cm" draw:start-shape="id8" draw:start-glue-point="6" draw:end-shape="id1" draw:end-glue-point="4" svg:d="m9254 4175v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0-15T10:55:38.85</meta:creation-date>
    <dc:date>2008-10-15T12:24:51.13</dc:date>
    <dc:creator>Azrul Rahim</dc:creator>
    <meta:editing-duration>PT01H29M17S</meta:editing-duration>
    <meta:editing-cycles>2</meta:editing-cycles>
    <meta:generator>OpenOffice.org/3.0$Win32 OpenOffice.org_project/300m9$Build-9358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